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list-style-name="L1">
      <style:paragraph-properties fo:line-height="200%"/>
    </style:style>
    <style:style style:name="P3" style:family="paragraph" style:parent-style-name="Standard" style:list-style-name="L1">
      <style:paragraph-properties fo:line-height="200%"/>
      <style:text-properties fo:font-weight="bold" style:font-weight-asian="bold" style:font-weight-complex="bold"/>
    </style:style>
    <style:style style:name="P4" style:family="paragraph" style:parent-style-name="Header">
      <style:paragraph-properties fo:text-align="end" style:justify-single-word="false"/>
    </style:style>
    <style:style style:name="P5" style:family="paragraph" style:parent-style-name="Header">
      <style:paragraph-properties fo:text-align="center" style:justify-single-word="false"/>
      <style:text-properties style:text-underline-style="solid" style:text-underline-width="auto" style:text-underline-color="font-color"/>
    </style:style>
    <style:style style:name="T1" style:family="text">
      <style:text-properties fo:font-variant="normal" fo:text-transform="none" fo:color="#404040" style:font-name="Times New Roman" fo:font-size="12pt" fo:letter-spacing="normal" fo:font-style="normal" fo:font-weight="normal" style:font-size-asian="12pt" style:font-size-complex="12pt"/>
    </style:style>
    <style:style style:name="T2" style:family="text">
      <style:text-properties fo:font-variant="normal" fo:text-transform="none" fo:color="#404040" style:font-name="Times New Roman" fo:font-size="12pt" fo:letter-spacing="normal" fo:font-style="normal" style:font-size-asian="12pt" style:font-size-complex="12pt"/>
    </style:style>
    <style:style style:name="T3" style:family="text">
      <style:text-properties style:font-name="Times New Roman" fo:font-size="12pt" style:font-size-asian="12pt" style:font-size-complex="12pt"/>
    </style:style>
    <style:style style:name="T4" style:family="text">
      <style:text-properties style:text-position="super 58%"/>
    </style:style>
    <text:list-style style:name="L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prefix="(" style:num-suffix=")" style:num-format="I"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i"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I"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7313752" text:style-name="L1">
        <text:list-item>
          <text:list>
            <text:list-item>
              <text:list>
                <text:list-header>
                  <text:p text:style-name="P2">(I)<text:tab/>In the essay “All Animals are Equal” Peter Singer is gives his premises as to why he believes that those people who fail to correctly account for sentience are in effect committing a speciesist act are in ignorance to some basic tenets of what constitutes equality and a right to life. This paper will spell out singers argument in detail, and then go on to offer the best possible objection to singers principles, in the vein of this capacity to feel suffering. I will argue wether or not the degree of this suffering is any way relevant to how we should judge the rights of animal creation, and what steps have been and need to be taken. Finally I will try to draw back from singer to refute any convolutions that could pop up in this middle ground, and reinforce singers original argument in doing so.</text:p>
                  <text:p text:style-name="P2"/>
                  <text:p text:style-name="P2">The first refinement of singers argument deals with genetics. All living things have some sort of genes, and therefore it would seem that these means genetic makeup may be formidable in identifying a sound difference. Singer cuts this broad and complicated scientific argument off at the source, saying that judgements concerning genetics are in incorrect way by which to judge a beings right to life and that equality is a moral ideal, not simply an assertion of fact. In turning over this stone, <text:s/>singer explicitly states what the principle of equality means to humans alike; saying that it is not to be confused as any sort of describing act, rather it is a prescription as to how we should treat all humans.</text:p>
                  <text:p text:style-name="P2"><text:soft-page-break/></text:p>
                  <text:p text:style-name="P2">The real crux of Peter Singers argument comes to fruition when he spells out his criterion for the merit that society should give to the treatment of animals. He derives his posit from Bentham's discussions regarding the rights of animal creation. Bentham asserts that characteristics of race, reason, or discourse such as the ability to communicate are insufficient means by which to judge the right to life of any living being. He differentiates between certain reasoning capacity of a horse to that of an infant to show the problematic nature of the reliance on attributes of this nature. Bentham concludes by saying that the ability to perceive any sort of pain or suffering is by far the most adequate means by which we are to judge an entities right to life.</text:p>
                  <text:p text:style-name="P2"/>
                  <text:p text:style-name="P2">With the foundation of his argument set in Benthams precedent singer goes on to further refute the merit of judging by rationality or means of communication by pointing out that the ability to feel pain is ultimately a common requisite for even attempting to discuss a discernment of interests in any meaningful way. He then moves on to point out that quite possibly our most rudimentarily practiced expression of interest is the active prevention of suffering to ones own person. <text:span text:style-name="T3">Using a simple analogy from Bentham, Singer offers that a stone kicked down the road is much different than a mouse kicked down the street because a stone </text:span><text:soft-page-break/><text:span text:style-name="T3">cannot feel pain and therefore should not be granted this fundamental moral right. Singer draws this line clearly to differentiate from other essential characteristics that identify humans such as intellegence, skin color, or rationality.</text:span> For the purposes of the essay, Singer then defines this perceptual boundary as sentience and wraps up by saying that is the only defensible standpoint by which we can judge we can judge these fundamental rights.</text:p>
                  <text:p text:style-name="P2"><text:span text:style-name="T1"/></text:p>
                  <text:p text:style-name="P2"><text:span text:style-name="T1">In concluding singer states that we ought to extend to animals the same equality of consideration that we extend to human beings. The essay notes that the two most ludicrous speciests acts that are commonplace in society are testing on live animals and the eating of animals for sustenance, both in defiance of a certain inherent duty to consider the pain and suffering of other beings. Taking a step back, singer realizes this speciests way of though to be unhealthy for society as a whole as it has an inverse effect on the lowest of the species. Elevating our own species at the expense of lowering another is never permissible on this planet that we share.</text:span></text:p>
                  <text:p text:style-name="P2"><text:span text:style-name="T1">(II)<text:tab/>To critically engage Singers principle of how this capacity to perceive pain is an important dividing line for the topic of rights, one might suggest that there are certain degrees of pain that can be experienced and that there may be something to be said about attempting to lessen this degree of pain in regard to </text:span><text:soft-page-break/><text:span text:style-name="T1">how we treat animals. Perhaps, the commonplace practices that take place in the slaughterhouses across the world are quite possibly the most negligent defiance of Singers offering. Government regulation can only do so much to improve the health standards of the products that these establishments produce, and it may seem that behind the closed doors of a warehouse, humaneness may go unpracticed. So essentially the objection goes as follows: pain is a sensation that can be experienced at varying degrees of intensity or cognizance. I'm sure that in the medical world, patients and doctors alike, were thrilled when drawing blood became as easy as a a pinprick to the index finger rather than that butterfly needle of doom. Likewise the captive bolt pistol used to stun livestock (but more notably used in Cormac McCarthy's “No Country for Old Men”) seems like an active effort to reduce the overall pain and suffering of the cattle, goats, horses, or sheep by either stunning them into unconsciousness before further work is done, or by the penetrating method in which immediate catastrophic damage to the animals cerebrum and cerebellum takes place, limiting the resulting pain needed to kill an animal for physiological consumption to the absolute minimum. So, if it is possible to reduce <text:s/>the pain or suffering involved in any sort of taboo treatment of living animals we should take the steps to do so. In result we would be, at least, taking into consideration this beings capacity to suffer, therefore satisfying singers offering of how suffering is the most important.</text:span></text:p>
                </text:list-header>
                <text:list-item>
                  <text:p text:style-name="P2"><text:soft-page-break/><text:span text:style-name="T1">To this particular position, Singer would be able to cut the objection off at the source, similar to how he saw his treatment of wether or not genetics would be sufficient means for discerning an entities rights. In the essay, Singer differentiates between the act of killing and the act of inflicting suffering by saying that the pain endured by animals involved in practices such as medical testing or killing for human consumption, is an even more clear indication of speciesism than the fact that we are readily prepared to kill them. At this time it is important to note that Testing for <text:s/>Medicinal purposes is certainly less trivial than the existence of the meat industry considering that it attempts to promote a greater good for the human species. This act is nonetheless speciesist and even harder to judge considering that many of the goals that these testers are attempting to reach are more or less unknown. I believe that it would also be safe to say that the overall suffering endured from these two practices is evidenced to much higher degree in the meat packing industry. Organizations engaging in this practice are at times forced to sacrifice the quality of the standards of the process for the overall affordability of the operation. In quoting an authority on the topic, Singer sums up this idea concisely offering that “cruelty is acknowledged only when profitability ceases”. This is truly the basis of the problem by which the equal consideration of rights for animals rests in the current day world. These conventions are so deeply embedded in modern culture that the people involved </text:span><text:soft-page-break/><text:span text:style-name="T1">in any related industry such as meat packing, grocery stores, and even restaurants base the accumulation of wealth and the well being of their families and their own lives on methods. This is the first step in resolving the problem and other convolutions involved will not be made clear until this first step is dealt with.</text:span></text:p>
                  <text:p text:style-name="P3"><text:span text:style-name="T2">WORD COUNT 1340</text:span></text:p>
                </text:list-item>
              </text:list>
            </text:list-item>
          </text:list>
        </text:list-item>
      </text:list>
      <text:p text:style-name="P1"/>
      <text:p text:style-name="P1"/>
      <text:p text:style-name="P1"/>
      <text:p text:style-name="P1"/>
      <text:p text:style-name="P1"/>
      <text:list xml:id="list1413267117" text:continue-numbering="true" text:style-name="L1">
        <text:list-item>
          <text:list>
            <text:list-item>
              <text:list>
                <text:list-header>
                  <text:p text:style-name="P2"/>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text-properties style:text-underline-style="solid" style:text-underline-width="auto" style:text-underline-color="font-color"/>
    </style:style>
    <style:style style:name="MT1" style:family="text">
      <style:text-properties style:text-position="super 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ugene Steslicki</text:p>
        <text:p text:style-name="MP1"/>
        <text:p text:style-name="MP1">PHI 2630</text:p>
        <text:p text:style-name="MP1"/>
        <text:p text:style-name="MP1">Prof Kyle Fritz</text:p>
        <text:p text:style-name="MP1"/>
        <text:p text:style-name="MP1">April 17<text:span text:style-name="MT1">th</text:span>, 2014</text:p>
        <text:p text:style-name="MP2">Final Short Pap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ugene  Steslicki</meta:initial-creator>
    <meta:creation-date>2014-04-17T01:56:31</meta:creation-date>
    <dc:date>2014-04-18T12:08:44</dc:date>
    <dc:creator>Eugene  Steslicki</dc:creator>
    <meta:editing-duration>PT9H5M25S</meta:editing-duration>
    <meta:editing-cycles>7</meta:editing-cycles>
    <meta:generator>OpenOffice.org/3.3$Unix OpenOffice.org_project/330m20$Build-9567</meta:generator>
    <meta:document-statistic meta:table-count="0" meta:image-count="0" meta:object-count="0" meta:page-count="6" meta:paragraph-count="13" meta:word-count="1356" meta:character-count="7953"/>
  </office:meta>
</office:document-meta>
</file>